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Text" svg:font-family="'Google Sans Text', sans-serif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Tabelle1" style:family="table" style:master-page-name="">
      <style:table-properties style:width="17cm" style:page-number="auto" fo:break-before="auto" fo:break-after="auto" table:align="left" fo:keep-with-next="auto"/>
    </style:style>
    <style:style style:name="Tabelle1.A" style:family="table-column">
      <style:table-column-properties style:column-width="4.112cm"/>
    </style:style>
    <style:style style:name="Tabelle1.B" style:family="table-column">
      <style:table-column-properties style:column-width="6.929cm"/>
    </style:style>
    <style:style style:name="Tabelle1.C" style:family="table-column">
      <style:table-column-properties style:column-width="5.96cm"/>
    </style:style>
    <style:style style:name="Tabelle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loext:padding="0cm" loext:border="none"/>
    </style:style>
    <style:style style:name="T1" style:family="text">
      <style:text-properties fo:color="#1f1f1f" loext:opacity="100%" style:font-name="Google Sans Text" loext:padding="0cm" loext:border="none"/>
    </style:style>
    <style:style style:name="T2" style:family="text">
      <style:text-properties officeooo:rsid="000d747d"/>
    </style:style>
    <style:style style:name="T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<text:span text:style-name="Strong_20_Emphasis"><text:span text:style-name="T1">Risiko</text:span></text:span></text:p>
            </table:table-cell>
            <table:table-cell table:style-name="Tabelle1.A1" office:value-type="string">
              <text:p text:style-name="P1"><text:span text:style-name="Strong_20_Emphasis"><text:span text:style-name="T1">Präventive Maßnahmen </text:span></text:span></text:p>
            </table:table-cell>
            <table:table-cell table:style-name="Tabelle1.A1" office:value-type="string">
              <text:p text:style-name="P1"><text:span text:style-name="Strong_20_Emphasis"><text:span text:style-name="T1">Reaktive Maßnahmen </text:span></text:span></text:p>
            </table:table-cell>
          </table:table-row>
        </table:table-header-rows>
        <table:table-row>
          <table:table-cell table:style-name="Tabelle1.A1" office:value-type="string">
            <text:p text:style-name="P2">Geringe Nutzung</text:p>
          </table:table-cell>
          <table:table-cell table:style-name="Tabelle1.A1" office:value-type="string">
            <text:p text:style-name="P3">Marketing in der Erstsemester-Begrüßung; Einbindung durch Profs/Tutoren; <text:span text:style-name="T2">Interessante </text:span>Elemente</text:p>
          </table:table-cell>
          <table:table-cell table:style-name="Tabelle1.A1" office:value-type="string">
            <text:p text:style-name="P3">Feedback-Umfrage starten; Inhalte anpassen; "Quick-Wins" (z.B. Altklausur-Lösungen) hinzufügen.</text:p>
          </table:table-cell>
        </table:table-row>
        <table:table-row>
          <table:table-cell table:style-name="Tabelle1.A1" office:value-type="string">
            <text:p text:style-name="P2">Website zum Start nicht fertig</text:p>
          </table:table-cell>
          <table:table-cell table:style-name="Tabelle1.A1" office:value-type="string">
            <text:p text:style-name="P3"><text:span text:style-name="T3">MVP-Ansatz:</text:span> Erst nur Kernfunktionen (z.B. erste 3 Lektionen); Agiles Arbeiten (Scrum/Kanban).</text:p>
          </table:table-cell>
          <table:table-cell table:style-name="Tabelle1.A1" office:value-type="string">
            <text:p text:style-name="P3">Release verschieben und PDF-Materialien vorab senden; Fokus auf "Must-have" Features setzen.</text:p>
          </table:table-cell>
        </table:table-row>
        <table:table-row>
          <table:table-cell table:style-name="Tabelle1.A1" office:value-type="string">
            <text:p text:style-name="P2">Unerwartete Kosten</text:p>
          </table:table-cell>
          <table:table-cell table:style-name="Tabelle1.A1" office:value-type="string">
            <text:p text:style-name="P3">Nutzung von Open-Source-Tools &amp; kostenlosen Hosting-Optionen (GitHub Pages, Vercel); Budget-Puffer einplanen.</text:p>
          </table:table-cell>
          <table:table-cell table:style-name="Tabelle1.A1" office:value-type="string">
            <text:p text:style-name="P3">Nicht kritische Features streichen; Sponsoring suchen (z.B. Fachschaft oder lokale Firmen).</text:p>
          </table:table-cell>
        </table:table-row>
        <table:table-row>
          <table:table-cell table:style-name="Tabelle1.A1" office:value-type="string">
            <text:p text:style-name="P2">Falsche Inhalte / Bugs</text:p>
          </table:table-cell>
          <table:table-cell table:style-name="Tabelle1.A1" office:value-type="string">
            <text:p text:style-name="P3">4-Augen-Prinzip beim Content; Automatisierte Tests (Unit Tests); Beta-Test mit Tutoren vorab.</text:p>
          </table:table-cell>
          <table:table-cell table:style-name="Tabelle1.A1" office:value-type="string">
            <text:p text:style-name="P3">"Bug-Report"-Button für Nutzer; Schnelle Korrektur-Zyklen (Hotfixes); Disclaimer einbauen.</text:p>
          </table:table-cell>
        </table:table-row>
        <table:table-row>
          <table:table-cell table:style-name="Tabelle1.A1" office:value-type="string">
            <text:p text:style-name="P2">Kein Hochschul-Server</text:p>
          </table:table-cell>
          <table:table-cell table:style-name="Tabelle1.A1" office:value-type="string">
            <text:p text:style-name="P3">Frühzeitige Kommunikation mit der IT; Evaluation von DSGVO-konformen Cloud-Anbietern.</text:p>
          </table:table-cell>
          <table:table-cell table:style-name="Tabelle1.A1" office:value-type="string">
            <text:p text:style-name="P3">Externes Hosting (z.B. Hetzner oder Firebase) nutzen; Statische Seite via GitHub Pages bereitstellen.</text:p>
          </table:table-cell>
        </table:table-row>
        <table:table-row>
          <table:table-cell table:style-name="Tabelle1.A1" office:value-type="string">
            <text:p text:style-name="P2">Erfolg schwer messbar</text:p>
          </table:table-cell>
          <table:table-cell table:style-name="Tabelle1.A1" office:value-type="string">
            <text:p text:style-name="P3">Definition von KPIs (z.B. Verweildauer, Quiz-Ergebnisse, Nutzerzahlen); Matomo/Plausible Tracking.</text:p>
          </table:table-cell>
          <table:table-cell table:style-name="Tabelle1.A1" office:value-type="string">
            <text:p text:style-name="P3">Qualitative Interviews mit Studierenden führen; Erfolg über Bestehensquoten im Modul korreliere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Text" svg:font-family="'Google Sans Text', sans-serif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de" fo:country="DE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de" fo:country="DE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9T13:26:57.309042058</meta:creation-date>
    <dc:date>2025-12-19T13:28:21.173638445</dc:date>
    <meta:editing-duration>PT1M24S</meta:editing-duration>
    <meta:editing-cycles>1</meta:editing-cycles>
    <meta:document-statistic meta:table-count="1" meta:image-count="0" meta:object-count="0" meta:page-count="1" meta:paragraph-count="21" meta:word-count="145" meta:character-count="1311" meta:non-whitespace-character-count="1185"/>
    <meta:generator>LibreOffice/25.8.3.2$Linux_X86_64 LibreOffice_project/580$Build-2</meta:generator>
  </office:meta>
</office:document-meta>
</file>